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e6a45" officeooo:paragraph-rsid="001e6a45"/>
    </style:style>
    <style:style style:name="P2" style:family="paragraph" style:parent-style-name="Text_20_body">
      <style:paragraph-properties fo:margin-top="0cm" fo:margin-bottom="0.046cm" loext:contextual-spacing="false" fo:line-height="100%"/>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rsid="0025adff" officeooo:paragraph-rsid="0025adff"/>
    </style:style>
    <style:style style:name="P5" style:family="paragraph" style:parent-style-name="Text_20_body">
      <style:paragraph-properties fo:margin-top="0cm" fo:margin-bottom="0cm" loext:contextual-spacing="false"/>
      <style:text-properties officeooo:rsid="0025adff" officeooo:paragraph-rsid="002836b8"/>
    </style:style>
    <style:style style:name="P6" style:family="paragraph" style:parent-style-name="Text_20_body">
      <style:paragraph-properties fo:margin-top="0cm" fo:margin-bottom="0cm" loext:contextual-spacing="false"/>
      <style:text-properties officeooo:rsid="0026bcef" officeooo:paragraph-rsid="0026bcef"/>
    </style:style>
    <style:style style:name="P7" style:family="paragraph" style:parent-style-name="Text_20_body">
      <style:paragraph-properties fo:margin-top="0cm" fo:margin-bottom="0cm" loext:contextual-spacing="false"/>
      <style:text-properties officeooo:rsid="0026bcef" officeooo:paragraph-rsid="002836b8"/>
    </style:style>
    <style:style style:name="P8" style:family="paragraph" style:parent-style-name="Text_20_body">
      <style:paragraph-properties fo:margin-top="0cm" fo:margin-bottom="0cm" loext:contextual-spacing="false" fo:line-height="115%"/>
      <style:text-properties officeooo:rsid="0026bcef" officeooo:paragraph-rsid="002836b8"/>
    </style:style>
    <style:style style:name="P9" style:family="paragraph" style:parent-style-name="Text_20_body">
      <style:paragraph-properties fo:margin-top="0cm" fo:margin-bottom="0cm" loext:contextual-spacing="false"/>
      <style:text-properties officeooo:rsid="002836b8" officeooo:paragraph-rsid="002836b8"/>
    </style:style>
    <style:style style:name="P10" style:family="paragraph" style:parent-style-name="Text_20_body">
      <style:paragraph-properties fo:margin-top="0cm" fo:margin-bottom="0cm" loext:contextual-spacing="false"/>
      <style:text-properties officeooo:paragraph-rsid="002836b8"/>
    </style:style>
    <style:style style:name="P11" style:family="paragraph" style:parent-style-name="Text_20_body">
      <style:paragraph-properties fo:margin-top="0.101cm" fo:margin-bottom="0.146cm" loext:contextual-spacing="false" fo:line-height="100%"/>
    </style:style>
    <style:style style:name="P12" style:family="paragraph" style:parent-style-name="Title">
      <style:text-properties officeooo:rsid="001e6a45" officeooo:paragraph-rsid="001e6a45"/>
    </style:style>
    <style:style style:name="P13" style:family="paragraph" style:parent-style-name="Text_20_body">
      <style:text-properties officeooo:rsid="002163d6" officeooo:paragraph-rsid="002163d6"/>
    </style:style>
    <style:style style:name="P14" style:family="paragraph" style:parent-style-name="Text_20_body">
      <style:text-properties officeooo:rsid="0021ff74" officeooo:paragraph-rsid="0021ff74"/>
    </style:style>
    <style:style style:name="P15" style:family="paragraph" style:parent-style-name="Text_20_body">
      <style:text-properties officeooo:paragraph-rsid="0023d6c0"/>
    </style:style>
    <style:style style:name="P16" style:family="paragraph" style:parent-style-name="Text_20_body">
      <style:text-properties officeooo:rsid="0023d6c0" officeooo:paragraph-rsid="0023d6c0"/>
    </style:style>
    <style:style style:name="P17" style:family="paragraph" style:parent-style-name="Text_20_body">
      <style:text-properties officeooo:rsid="00251b7f" officeooo:paragraph-rsid="00251b7f"/>
    </style:style>
    <style:style style:name="P18" style:family="paragraph" style:parent-style-name="Text_20_body">
      <style:text-properties officeooo:rsid="002836b8" officeooo:paragraph-rsid="002836b8"/>
    </style:style>
    <style:style style:name="P19" style:family="paragraph" style:parent-style-name="Text_20_body">
      <style:text-properties officeooo:rsid="0028fc1c" officeooo:paragraph-rsid="0028fc1c"/>
    </style:style>
    <style:style style:name="P20" style:family="paragraph" style:parent-style-name="Text_20_body">
      <style:paragraph-properties fo:margin-top="0cm" fo:margin-bottom="0cm" loext:contextual-spacing="false"/>
      <style:text-properties officeooo:rsid="0026bcef" officeooo:paragraph-rsid="0026bcef"/>
    </style:style>
    <style:style style:name="P21" style:family="paragraph" style:parent-style-name="Text_20_body">
      <style:paragraph-properties fo:margin-top="0cm" fo:margin-bottom="0cm" loext:contextual-spacing="false"/>
      <style:text-properties officeooo:rsid="0026bcef" officeooo:paragraph-rsid="002836b8"/>
    </style:style>
    <style:style style:name="P22" style:family="paragraph" style:parent-style-name="Text_20_body">
      <style:text-properties officeooo:rsid="002e8b94" officeooo:paragraph-rsid="002e8b94"/>
    </style:style>
    <style:style style:name="P23" style:family="paragraph" style:parent-style-name="Heading_20_3">
      <style:text-properties officeooo:rsid="0025adff" officeooo:paragraph-rsid="0025adff"/>
    </style:style>
    <style:style style:name="T1" style:family="text">
      <style:text-properties officeooo:rsid="0021ff74"/>
    </style:style>
    <style:style style:name="T2" style:family="text">
      <style:text-properties officeooo:rsid="0023d6c0"/>
    </style:style>
    <style:style style:name="T3" style:family="text">
      <style:text-properties officeooo:rsid="002471c1"/>
    </style:style>
    <style:style style:name="T4" style:family="text">
      <style:text-properties officeooo:rsid="0026bcef"/>
    </style:style>
    <style:style style:name="T5" style:family="text">
      <style:text-properties officeooo:rsid="002836b8"/>
    </style:style>
    <style:style style:name="T6" style:family="text">
      <style:text-properties officeooo:rsid="0028fc1c"/>
    </style:style>
    <style:style style:name="T7" style:family="text">
      <style:text-properties officeooo:rsid="0029e0a9"/>
    </style:style>
    <style:style style:name="T8" style:family="text">
      <style:text-properties officeooo:rsid="002b32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inux command</text:p>
      <text:p text:style-name="P1">Команди термінала лінукс</text:p>
      <text:h text:style-name="Heading_20_3" text:outline-level="3">Виключити/перезапустити систему: </text:h>
      <text:p text:style-name="P3">halt/reboot</text:p>
      <text:h text:style-name="Heading_20_3" text:outline-level="3">Команди для роботи з файлами:</text:h>
      <text:p text:style-name="P2">1. LS</text:p>
      <text:p text:style-name="P11">Утиліта для перегляду вмісту каталогів. За замовчуванням показує поточний каталог. Якщо в параметрах вказати шлях, то вона перерахує вміст кінцевого каталогу. Корисні опції -l (List) і -a (All). Перша показує результат у вигляді списку з більш детальною інформацією, а друга включає показ прихованих файлів.</text:p>
      <text:p text:style-name="P3">2. CAT</text:p>
      <text:p text:style-name="Text_20_body">Друкує вміст файлу, переданого в параметрі. Якщо передати кілька файлів, команда склеїть їх. Якщо потрібно вивести тільки певну кількість рядків, використовуйте опцію -n (Number).</text:p>
      <text:p text:style-name="P3">3. CD</text:p>
      <text:p text:style-name="Text_20_body">Дозволяє перейти з поточного каталогу в зазначений. Якщо запустити без параметрів - повертає в домашній каталог. Виклик з двома крапками повертає на рівень вгору щодо поточного каталогу. Виклик з тире (cd -) повертає до попереднього каталогу.</text:p>
      <text:p text:style-name="P3">4. PWD</text:p>
      <text:p text:style-name="Text_20_body">Друкує на екран поточний каталог. </text:p>
      <text:p text:style-name="P3">5. MKDIR</text:p>
      <text:p text:style-name="Text_20_body">Створення нових каталогів(папок). </text:p>
      <text:p text:style-name="Text_20_body">6. FILE</text:p>
      <text:p text:style-name="Text_20_body">Показує тип файлу. </text:p>
      <text:p text:style-name="Text_20_body">7. CP</text:p>
      <text:p text:style-name="Text_20_body">Копіювання файлів і каталогів. Вона не копіює каталоги за замовчуванням рекурсивно (тобто всі під директорії і всі файли в піддиректоріях), тому не забудьте додати опцію -r (Recursive). </text:p>
      <text:p text:style-name="Text_20_body">8. MV</text:p>
      <text:p text:style-name="Text_20_body">Переміщення або перейменування файлів і каталогів. Примітно, що в Linux це одна і та ж операція. Перейменування - це переміщення файлу в ту ж папку з іншим ім'ям.</text:p>
      <text:p text:style-name="Text_20_body">9. RM</text:p>
      <text:p text:style-name="P15">Видаляє файли і папки. Якщо потрібно рекурсивне видалення <text:span text:style-name="T2">(видаляє все що є в папці)</text:span>, використовуйте опцію -r. Rm видаляє файли не в корзину, з якої потім все можна буде відновити, а повністю стирає.</text:p>
      <text:p text:style-name="Text_20_body"><text:soft-page-break/>10. LN</text:p>
      <text:p text:style-name="Text_20_body">Створює символічні або жорсткі посилання на файли. Символічні посилання<text:span text:style-name="T3">(опція -s)</text:span> вказують на файл, але не мають ніяких метаданих. Жорсткі посилання, на відміну від символічних, вказують на фізичну адресу області диска, де зберігаються дані файлу. </text:p>
      <text:p text:style-name="Text_20_body">11. CHMOD</text:p>
      <text:p text:style-name="Text_20_body">Змінює права доступу до файлу. Це читання, запис і виконання. Кожен користувач може змінювати права для своїх файлів.</text:p>
      <text:p text:style-name="Text_20_body">12. CHOWN</text:p>
      <text:p text:style-name="Text_20_body">Змінює власника файлу. Тільки суперкористувач може змінювати власників. Для рекурсивного зміни використовуйте опцію -R.</text:p>
      <text:p text:style-name="Text_20_body">13. FIND</text:p>
      <text:p text:style-name="Text_20_body">Пошук в файлової системі, файлах і папках. </text:p>
      <text:p text:style-name="Text_20_body">14. LOCATE</text:p>
      <text:p text:style-name="Text_20_body">На відміну від find, команда locate веде пошук в базі даних updatedb для шаблонів імен файлів. Ця база даних містить знімок файлової системи, що дозволяє шукати дуже швидко. Але цей пошук ненадійний, тому що ви не можете бути впевнені, що нічого не змінилося з моменту останнього знімка.</text:p>
      <text:p text:style-name="Text_20_body">15. DU</text:p>
      <text:p text:style-name="Text_20_body">Показує розмір файлу або каталогу. Найкорисніші опцій: -h (Human), яка перетворює розміри файлів в легко читається формат, -s (Summarize), яка виводить мінімум даних, і -d (Depth), що встановлює глибину рекурсії по каталогам.</text:p>
      <text:p text:style-name="Text_20_body">16. DF</text:p>
      <text:p text:style-name="Text_20_body">Аналізатор дискового простору. За замовчуванням висновок досить докладний: перераховані всі файлові системи, їх розмір, кількість використаного і вільного простору. Для зручності є опція -h, що робить розміри легко читаються.</text:p>
      <text:p text:style-name="Text_20_body">17.DD</text:p>
      <text:p text:style-name="Text_20_body">Як сказано в офіційному керівництві, це команда терміналу для копіювання та перетворення файлів. Не дуже зрозумілий опис, але це все, що робить dd. </text:p>
      <text:p text:style-name="Text_20_body">18. MOUNT / UMOUNT</text:p>
      <text:p text:style-name="Text_20_body">Це команди консолі Linux для підключення і відключення файлових систем Linux. Можна підключати все: від USB накопичувачів, до ISO образів. І тільки у суперкористувача є права для цього</text:p>
      <text:p text:style-name="Text_20_body">19. WGET</text:p>
      <text:p text:style-name="Text_20_body">Скачати з інтернету за посиланням</text:p>
      <text:h text:style-name="Heading_20_3" text:outline-level="3"><text:soft-page-break/>Команди для роботи з текстом</text:h>
      <text:p text:style-name="Text_20_body">1. LESS</text:p>
      <text:p text:style-name="Text_20_body"><text:span text:style-name="T1">Проста команда</text:span> для перегляду довгих текстів, які не вміщаються на одному екрані. </text:p>
      <text:p text:style-name="Text_20_body">2. HEAD / TAIL</text:p>
      <text:p text:style-name="Text_20_body">Head виводить кілька перших рядків з файлу (голова), а tail видає кілька останніх рядків (хвіст). За замовчуванням кожна утиліта виводить десять рядків. Але це можна змінити за допомогою опції -n. Ще один корисний параметр -f, це скорочення від follow (слідувати). Утиліта постійно виводить зміни в файлі на екран. </text:p>
      <text:p text:style-name="Text_20_body">3. GREP</text:p>
      <text:p text:style-name="Text_20_body">Grep, як і інші інструменти Linux, робить одну дію, але робить його добре: вона шукає текст за шаблоном. </text:p>
      <text:p text:style-name="Text_20_body">4. SORT</text:p>
      <text:p text:style-name="Text_20_body">Сортування рядків тексту за різними критеріями. Найбільш корисні опції: -n (Numeric), по числовому значенню, і -r (Reverse), яка перевертає висновок. Це може бути корисно для сортування виведення du. Наприклад, якщо хочете впорядкувати файли за розміром, просто з'єднайте ці команди.</text:p>
      <text:p text:style-name="Text_20_body">5. WC</text:p>
      <text:p text:style-name="Text_20_body">Утиліта командного рядка Linux для підрахунку кількості рядків, слів, байт і виводить ім'я файлу. </text:p>
      <text:p text:style-name="Text_20_body">6. DIFF</text:p>
      <text:p text:style-name="Text_20_body">Показує відмінності між двома файлами в порядковому порівнянні. Причому виводяться тільки рядки, в яких виявлені відмінності. Змінені рядки відзначаються символом "c", видалені - "d", а нові - "а".</text:p>
      <text:p text:style-name="P13">7. ECHO</text:p>
      <text:p text:style-name="P14">Виводить набраний текст в консолі</text:p>
      <text:p text:style-name="P17">8. CUT</text:p>
      <text:p text:style-name="P17">Позволяє частково виводити текстовий файл використовуючи розділювачі в ньому. <text:span text:style-name="T8">Cut -d “[розділювач]” -f [номер стовбця] [файл]</text:span></text:p>
      <text:h text:style-name="Heading_20_3" text:outline-level="3">Команди для керування процесами</text:h>
      <text:p text:style-name="Text_20_body">1. KILL / XKILL / PKILL / KILLALL</text:p>
      <text:p text:style-name="Text_20_body">Служать для завершення процесів. Але вони приймають різні параметри для ідентифікації процесів. Kill потрібен PID процесу, xkill - досить клікнути по вікну, щоб закрити його, killall і pkill приймають ім'я процесу. </text:p>
      <text:p text:style-name="Text_20_body"><text:soft-page-break/>2. PS / PGREP</text:p>
      <text:p text:style-name="Text_20_body"><text:span text:style-name="T2">Утиліта PS це о</text:span>дин зі способів отримати <text:span text:style-name="T2">ідентифікатор процесу</text:span>, яка друкує інформацію про запущені процеси. <text:span text:style-name="T7">Використовуйте опцію -u щоб показати процеси певного користувача; -a показує всі процеси, -x більше процесів</text:span>. Команда ps з ключем aux виводить повну інформацію про процеси. Pgrep працює наступним чином: ви задаєте ім'я процесу, а утиліта показує його ідентифікатор.</text:p>
      <text:p text:style-name="Text_20_body">3. HTOP</text:p>
      <text:p text:style-name="Text_20_body"><text:span text:style-name="T1">В</text:span>ідобража<text:span text:style-name="T1">є</text:span> процеси і мож<text:span text:style-name="T1">е</text:span> бути використан<text:span text:style-name="T1">а</text:span> як консольн<text:span text:style-name="T1">ий </text:span>системн<text:span text:style-name="T1">ий </text:span>монітор. Ви зможете не тільки переглядати, але і контролювати процеси через інтерактивний інтерфейс.</text:p>
      <text:p text:style-name="Text_20_body">4. TIME</text:p>
      <text:p text:style-name="Text_20_body">Час виконання процесу. Це секундомір для виконання програми. Корисно, якщо вам цікаво, наскільки сильно ваша реалізація алгоритму відстає від стандартної. </text:p>
      <text:p text:style-name="P19">5. FREE</text:p>
      <text:p text:style-name="P19">Утиліта виводить кількість оперативної пам’яті. Щоб вивести в більш зрозумілому вигляді потрібно добавити опцію -h</text:p>
      <text:h text:style-name="Heading_20_3" text:outline-level="3">Команди оточення користувача</text:h>
      <text:p text:style-name="Text_20_body">1. SU / SUDO</text:p>
      <text:p text:style-name="Text_20_body">Su і sudo - це два способи виконати одну і ту ж задачу: запустити програму від імені іншого користувача. Залежно від вашого дистрибутива ви, напевно, використовуєте одну або іншу. Але працюють обидві. Різниця в тому, що su перемикає вас на іншого користувача, а sudo тільки виконує команду від його імені. Тому використання sudo буде найбільш безпечним варіантом роботи.</text:p>
      <text:p text:style-name="Text_20_body">2. DATE</text:p>
      <text:p text:style-name="Text_20_body"><text:span text:style-name="T2">В</text:span>иводить дату і час в стандартний висновок. </text:p>
      <text:p text:style-name="Text_20_body">3. ALIAS</text:p>
      <text:p text:style-name="Text_20_body">Команда створює синоніми для інших команд Linux. Тобто ви можете робити нові команди або групи команд, а також перейменовувати існуючі. </text:p>
      <text:p text:style-name="Text_20_body">4. UNAME</text:p>
      <text:p text:style-name="Text_20_body">Виводить якусь основну інформацію про систему. Без параметрів вона не покаже нічого корисного, крім рядки Linux, але, якщо задати параметр -a (All), можна отримати інформацію про ядро, імені хоста і дізнатися архітектуру процесора.</text:p>
      <text:p text:style-name="Text_20_body">5. UPTIME</text:p>
      <text:p text:style-name="Text_20_body"><text:soft-page-break/>Повідомляє вам час роботи системи. Не дуже суттєва інформація, але може бути корисна для випадкових обчислень або просто заради інтересу, щоб дізнатися, як давно був перезавантажений сервер.</text:p>
      <text:h text:style-name="Heading_20_3" text:outline-level="3">Команди для керування користувачами</text:h>
      <text:p text:style-name="Text_20_body">1. USERADD / USERDEL / USERMOD</text:p>
      <text:p text:style-name="Text_20_body">Ці команди консолі Linux дозволяють вам додавати, видаляти і змінювати облікові записи користувачів.</text:p>
      <text:p text:style-name="Text_20_body">2. PASSWD</text:p>
      <text:p text:style-name="Text_20_body">Ця команда дозволяє змінити пароль облікового запису користувача. Як привілейований користувач ви можете скинути паролі всіх користувачів, навіть незважаючи на те, що не можете їх побачити. Хороша практика безпеки - міняти пароль частіше.</text:p>
      <text:h text:style-name="Heading_20_3" text:outline-level="3">Команди для перегляду документації</text:h>
      <text:p text:style-name="Text_20_body">1. MAN / WHATIS</text:p>
      <text:p text:style-name="Text_20_body">Команда man відкриває керівництво по певній команді. Для всіх основних команд Linux є man сторінки. Whatis показує, які розділи посібників є для даної команди.</text:p>
      <text:p text:style-name="Text_20_body">2. WHEREIS</text:p>
      <text:p text:style-name="Text_20_body">Показує повний шлях до виконуваного файлу програми. Також може показати шлях до ісходників, якщо вони є в системі.</text:p>
      <text:h text:style-name="Heading_20_3" text:outline-level="3">Команди для керування мережею</text:h>
      <text:p text:style-name="Text_20_body">1. IP</text:p>
      <text:p text:style-name="P16">Універсальна утиліта для роботи з мережею</text:p>
      <text:p text:style-name="Text_20_body">2. PING</text:p>
      <text:p text:style-name="Text_20_body"><text:span text:style-name="T2">Ця </text:span>утиліта може бути дуже корисним діагностичним інструментом. Вона допоможе швидко перевірити, підключені ви до маршрутизатора або до інтернету, і дає деяке уявлення про якість зв'язку з цим.</text:p>
      <text:p text:style-name="Text_20_body"><text:span text:style-name="T2">3</text:span>. TRACEROUTE</text:p>
      <text:p text:style-name="Text_20_body">Це вдосконалена версія ping. Ми можемо побачити не тільки повний маршрут мережевих пакетів, а й доступність вузла, а також час доставки цих пакетів на кожен з вузлів.</text:p>
      <text:p text:style-name="P22">4. HOST / DIG</text:p>
      <text:p text:style-name="P22">Позволяє дізнатися ip адрес сайта. Вони похожі за призначенням, але команда dig видає більше інформації.</text:p>
      <text:h text:style-name="P23" text:outline-level="3"><text:soft-page-break/>Оператори bash</text:h>
      <text:p text:style-name="P4"><text:span text:style-name="T4">1. </text:span>Оператор ; - дозвляє записувати декілька незалежних команд в одному рядку</text:p>
      <text:p text:style-name="P4"><text:span text:style-name="T4">2. </text:span>Оператор &amp; - дозволяє виконувати наступну команду після запуску першої</text:p>
      <text:p text:style-name="P4"><text:span text:style-name="T4">3. </text:span>Оператор &amp;&amp; - дозволяє виконувати команду що йде після нього в тому, і тільки в тому, випадку, коли попередня команда була виконана успішно (0).</text:p>
      <text:p text:style-name="P4"><text:span text:style-name="T4">4. </text:span>Оператор || - обернений до оператра &amp;&amp;, тобто команда запускається тільки тоді, якщо попередня виконана не успішно</text:p>
      <text:p text:style-name="P4"><text:span text:style-name="T4">5. </text:span>Оператор | позволяє об’єднювати команди в одну</text:p>
      <text:h text:style-name="P23" text:outline-level="3">Перенаправлення вводу/виводу команд</text:h>
      <text:p text:style-name="P6">1. Перенаправлиння хороших результатів</text:p>
      <text:p text:style-name="P5"><text:span text:style-name="T5">&gt; записує</text:span> <text:span text:style-name="T5">хороші</text:span> результат<text:span text:style-name="T5">и</text:span> команди в файл <text:span text:style-name="T5">(grep vlad /etc/* &gt; good.txt)</text:span></text:p>
      <text:p text:style-name="P6">sort names.txt &gt; names.txt</text:p>
      <text:p text:style-name="P6">якщо виконати цю команду то файл names.txt стане пустим, так як &gt; спочатку стирає те що в файлі, а тоді вже виконується сортування і записується</text:p>
      <text:p text:style-name="P8">&gt;&gt; <text:span text:style-name="T5">д</text:span>обавляє результат команди в файл <text:span text:style-name="T5">(grep vlad /etc/* &gt;&gt; file_good.txt)</text:span></text:p>
      <text:p text:style-name="P8"/>
      <text:p text:style-name="P6"><text:span text:style-name="T5">2</text:span>. Перенаправиллення <text:span text:style-name="T5">поганих результатів (помилок)</text:span></text:p>
      <text:p text:style-name="P7">Поток з помилками позначається як 2 і щоб його перенаправити потрібно написати *команда* 2&gt; *файл* (grep vlad /etc/* &gt; error.txt). Перенаправити помилки в нікуда 2&gt; /dev/null</text:p>
      <text:p text:style-name="P10"/>
      <text:p text:style-name="P9"><text:span text:style-name="T6">3</text:span>. Перенаправлення повного результату (разом з помилками)</text:p>
      <text:p text:style-name="P7">Зберегти хоороші результати і помилки в різних файлах: <text:span text:style-name="T5">grep vlad /etc/* &gt; result.txt 2&gt; error.txt</text:span></text:p>
      <text:p text:style-name="P18">Зберегти всі результати в одному файлі: grep vlad /etc/* &amp;&gt; result.txt</text:p>
      <text:h text:style-name="Heading_20_3" text:outline-level="3">Додатково</text:h>
      <text:p text:style-name="Text_20_body">1. systemd-analyze - час загрузки системи kernel + userspace</text:p>
      <text:p text:style-name="Text_20_body"><text:s text:c="4"/>systemd-analyze blame - час загрузки userspace зі всіма сервісами і їхніми таймінгами</text:p>
      <text:p text:style-name="Text_20_body">2. systemctl - автозагрузка сервісі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3T14:39:13.085280430</meta:creation-date>
    <dc:date>2021-01-24T17:59:18.745845022</dc:date>
    <meta:editing-duration>PT11H11M38S</meta:editing-duration>
    <meta:editing-cycles>12</meta:editing-cycles>
    <meta:generator>LibreOffice/6.1.5.2$Linux_X86_64 LibreOffice_project/10$Build-2</meta:generator>
    <meta:document-statistic meta:table-count="0" meta:image-count="0" meta:object-count="0" meta:page-count="6" meta:paragraph-count="122" meta:word-count="1444" meta:character-count="9546" meta:non-whitespace-character-count="8204"/>
  </office:meta>
</office:document-meta>
</file>